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 text:style-name="P1"><text:span text:style-name="T1">Docker container:</text:span></text:p>
          <text:p text:style-name="P1"><text:span text:style-name="T1">ibmcom/db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37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8" draw:text-style-name="P8" draw:layer="layout" svg:x1="5.318cm" svg:y1="19.08cm" svg:x2="5.318cm" svg:y2="21.701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0.762cm" svg:x="1.254cm" svg:y="21.708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20.304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7.604cm" svg:y="21.708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699cm" svg:y1="22.209cm" svg:x2="7.604cm" svg:y2="22.2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14T10:54:21.866797655</dc:date>
    <meta:editing-duration>PT57M34S</meta:editing-duration>
    <meta:editing-cycles>21</meta:editing-cycles>
    <meta:generator>LibreOffice/6.0.7.3$Linux_X86_64 LibreOffice_project/00m0$Build-3</meta:generator>
    <meta:document-statistic meta:object-count="30"/>
  </office:meta>
</office:document-meta>
</file>